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489cm" table:align="left" style:writing-mode="lr-tb"/>
    </style:style>
    <style:style style:name="Tabela1.A" style:family="table-column">
      <style:table-column-properties style:column-width="2.387cm"/>
    </style:style>
    <style:style style:name="Tabela1.B" style:family="table-column">
      <style:table-column-properties style:column-width="2.353cm"/>
    </style:style>
    <style:style style:name="Tabela1.C" style:family="table-column">
      <style:table-column-properties style:column-width="12.74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7.23cm" fo:margin-left="-0.217cm" table:align="left" style:writing-mode="lr-tb"/>
    </style:style>
    <style:style style:name="Tabela2.A" style:family="table-column">
      <style:table-column-properties style:column-width="2.572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11.165cm"/>
    </style:style>
    <style:style style:name="Tabela2.1" style:family="table-row">
      <style:table-row-properties style:min-row-height="0.483cm" style:keep-together="true" fo:keep-together="auto"/>
    </style:style>
    <style:style style:name="Tabela2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2.3" style:family="table-row">
      <style:table-row-properties style:min-row-height="0.51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35cm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35cm solid #000000" style:writing-mode="lr-tb"/>
    </style:style>
    <style:style style:name="Tabela3" style:family="table">
      <style:table-properties style:width="17.233cm" fo:margin-left="-0.217cm" fo:margin-right="-0.347cm" table:align="margins" style:writing-mode="lr-tb"/>
    </style:style>
    <style:style style:name="Tabela3.A" style:family="table-column">
      <style:table-column-properties style:column-width="4.625cm" style:rel-column-width="17587*"/>
    </style:style>
    <style:style style:name="Tabela3.B" style:family="table-column">
      <style:table-column-properties style:column-width="4.763cm" style:rel-column-width="18111*"/>
    </style:style>
    <style:style style:name="Tabela3.C" style:family="table-column">
      <style:table-column-properties style:column-width="3.956cm" style:rel-column-width="15045*"/>
    </style:style>
    <style:style style:name="Tabela3.D" style:family="table-column">
      <style:table-column-properties style:column-width="3.889cm" style:rel-column-width="1479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3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3.8" style:family="table-row">
      <style:table-row-properties style:min-row-height="1.434cm" style:keep-together="true" fo:keep-together="auto"/>
    </style:style>
    <style:style style:name="Tabela3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3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4" style:family="table">
      <style:table-properties style:width="17.233cm" fo:margin-left="-0.217cm" fo:margin-right="-0.347cm" table:align="margins" style:writing-mode="lr-tb"/>
    </style:style>
    <style:style style:name="Tabela4.A" style:family="table-column">
      <style:table-column-properties style:column-width="4.625cm" style:rel-column-width="17587*"/>
    </style:style>
    <style:style style:name="Tabela4.B" style:family="table-column">
      <style:table-column-properties style:column-width="4.763cm" style:rel-column-width="18111*"/>
    </style:style>
    <style:style style:name="Tabela4.C" style:family="table-column">
      <style:table-column-properties style:column-width="3.956cm" style:rel-column-width="15045*"/>
    </style:style>
    <style:style style:name="Tabela4.D" style:family="table-column">
      <style:table-column-properties style:column-width="3.889cm" style:rel-column-width="14792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4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4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4.8" style:family="table-row">
      <style:table-row-properties style:min-row-height="1.434cm" style:keep-together="true" fo:keep-together="auto"/>
    </style:style>
    <style:style style:name="Tabela4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4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5" style:family="table">
      <style:table-properties style:width="17.233cm" fo:margin-left="-0.217cm" fo:margin-right="-0.347cm" table:align="margins" style:writing-mode="lr-tb"/>
    </style:style>
    <style:style style:name="Tabela5.A" style:family="table-column">
      <style:table-column-properties style:column-width="4.625cm" style:rel-column-width="17587*"/>
    </style:style>
    <style:style style:name="Tabela5.B" style:family="table-column">
      <style:table-column-properties style:column-width="4.763cm" style:rel-column-width="18111*"/>
    </style:style>
    <style:style style:name="Tabela5.C" style:family="table-column">
      <style:table-column-properties style:column-width="3.956cm" style:rel-column-width="15045*"/>
    </style:style>
    <style:style style:name="Tabela5.D" style:family="table-column">
      <style:table-column-properties style:column-width="3.889cm" style:rel-column-width="14792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5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5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5.8" style:family="table-row">
      <style:table-row-properties style:min-row-height="1.434cm" style:keep-together="true" fo:keep-together="auto"/>
    </style:style>
    <style:style style:name="Tabela5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5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7" style:family="table">
      <style:table-properties style:width="17.233cm" fo:margin-left="-0.217cm" fo:margin-right="-0.347cm" table:align="margins" style:writing-mode="lr-tb"/>
    </style:style>
    <style:style style:name="Tabela7.A" style:family="table-column">
      <style:table-column-properties style:column-width="4.625cm" style:rel-column-width="17587*"/>
    </style:style>
    <style:style style:name="Tabela7.B" style:family="table-column">
      <style:table-column-properties style:column-width="4.763cm" style:rel-column-width="18111*"/>
    </style:style>
    <style:style style:name="Tabela7.C" style:family="table-column">
      <style:table-column-properties style:column-width="3.956cm" style:rel-column-width="15045*"/>
    </style:style>
    <style:style style:name="Tabela7.D" style:family="table-column">
      <style:table-column-properties style:column-width="3.889cm" style:rel-column-width="1479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7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7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7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7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7.8" style:family="table-row">
      <style:table-row-properties style:min-row-height="1.434cm" style:keep-together="true" fo:keep-together="auto"/>
    </style:style>
    <style:style style:name="Tabela7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7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9" style:family="table">
      <style:table-properties style:width="17.233cm" fo:margin-left="-0.217cm" fo:margin-right="-0.347cm" table:align="margins" style:writing-mode="lr-tb"/>
    </style:style>
    <style:style style:name="Tabela9.A" style:family="table-column">
      <style:table-column-properties style:column-width="4.625cm" style:rel-column-width="17587*"/>
    </style:style>
    <style:style style:name="Tabela9.B" style:family="table-column">
      <style:table-column-properties style:column-width="4.763cm" style:rel-column-width="18111*"/>
    </style:style>
    <style:style style:name="Tabela9.C" style:family="table-column">
      <style:table-column-properties style:column-width="3.956cm" style:rel-column-width="15045*"/>
    </style:style>
    <style:style style:name="Tabela9.D" style:family="table-column">
      <style:table-column-properties style:column-width="3.889cm" style:rel-column-width="14792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f2f2f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9.B2" style:family="table-cell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B3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9.D4" style:family="table-cell" style:data-style-name="N37">
      <style:table-cell-properties style:vertical-align="top" fo:background-color="#f2f2f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9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9.8" style:family="table-row">
      <style:table-row-properties style:min-row-height="1.434cm" style:keep-together="true" fo:keep-together="auto"/>
    </style:style>
    <style:style style:name="Tabela9.A17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ela9.B17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6" style:family="table">
      <style:table-properties style:width="16.713cm" fo:margin-left="-0.032cm" fo:margin-right="-0.012cm" fo:break-before="column" table:align="margins" style:writing-mode="lr-tb"/>
    </style:style>
    <style:style style:name="Tabela6.A" style:family="table-column">
      <style:table-column-properties style:column-width="2.392cm" style:rel-column-width="9378*"/>
    </style:style>
    <style:style style:name="Tabela6.B" style:family="table-column">
      <style:table-column-properties style:column-width="14.321cm" style:rel-column-width="56157*"/>
    </style:style>
    <style:style style:name="Tabela6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0000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name-complex="Arial"/>
    </style:style>
    <style:style style:name="P5" style:family="paragraph" style:parent-style-name="Standard">
      <style:text-properties fo:font-weight="bold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Arial" style:font-size-complex="10pt"/>
    </style:style>
    <style:style style:name="P8" style:family="paragraph" style:parent-style-name="Standard">
      <style:text-properties fo:font-size="16pt" fo:font-weight="bold" style:font-size-asian="16pt" style:font-weight-asian="bold" style:font-name-complex="Arial" style:font-size-complex="16pt"/>
    </style:style>
    <style:style style:name="P9" style:family="paragraph" style:parent-style-name="Standard">
      <style:text-properties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-complex="Arial"/>
    </style:style>
    <style:style style:name="P12" style:family="paragraph" style:parent-style-name="Standard">
      <style:text-properties style:font-name-complex="Arial" style:font-size-complex="10pt"/>
    </style:style>
    <style:style style:name="P13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14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-complex="Arial" style:font-size-complex="10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9" style:family="paragraph" style:parent-style-name="Standard">
      <style:paragraph-properties>
        <style:tab-stops>
          <style:tab-stop style:position="4.392cm"/>
        </style:tab-stops>
      </style:paragraph-properties>
    </style:style>
    <style:style style:name="P20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21" style:family="paragraph" style:parent-style-name="Standard">
      <style:text-properties fo:color="#000000" style:font-name-complex="Arial" style:font-size-complex="10pt"/>
    </style:style>
    <style:style style:name="P22" style:family="paragraph" style:parent-style-name="Standard">
      <style:paragraph-properties style:snap-to-layout-grid="false"/>
      <style:text-properties fo:color="#000000" style:font-name-complex="Arial"/>
    </style:style>
    <style:style style:name="P23" style:family="paragraph" style:parent-style-name="Standard">
      <style:paragraph-properties style:snap-to-layout-grid="false"/>
      <style:text-properties fo:font-weight="normal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color="#bfbfbf" fo:font-weight="bold" style:font-weight-asian="bold" style:font-name-complex="Arial" style:font-size-complex="10pt"/>
    </style:style>
    <style:style style:name="P25" style:family="paragraph" style:parent-style-name="Standard">
      <style:text-properties fo:color="#800000" fo:font-weight="bold" style:font-weight-asian="bold" style:font-weight-complex="bold"/>
    </style:style>
    <style:style style:name="P26" style:family="paragraph" style:parent-style-name="Standard">
      <style:paragraph-properties fo:margin-top="0cm" fo:margin-bottom="0.847cm"/>
      <style:text-properties fo:font-size="28pt" fo:font-weight="bold" style:font-size-asian="28pt" style:font-weight-asian="bold" style:font-name-complex="Arial" style:font-size-complex="28pt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Arial" style:font-size-complex="16pt"/>
    </style:style>
    <style:style style:name="P28" style:family="paragraph" style:parent-style-name="Standard">
      <style:paragraph-properties fo:break-before="page"/>
      <style:text-properties style:font-name-complex="Arial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>
        <style:tab-stops>
          <style:tab-stop style:position="4.392cm"/>
        </style:tab-stops>
      </style:paragraph-properties>
      <style:text-properties style:font-name-complex="Arial" style:font-size-complex="10pt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1.43cm"/>
        </style:tab-stops>
      </style:paragraph-properties>
      <style:text-properties style:font-name-complex="Arial" style:font-size-complex="10pt"/>
    </style:style>
    <style:style style:name="P31" style:family="paragraph" style:parent-style-name="Bodytext">
      <style:paragraph-properties fo:margin-left="0cm" fo:margin-right="0cm" fo:text-indent="0cm" style:auto-text-indent="false"/>
    </style:style>
    <style:style style:name="P32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33" style:family="paragraph" style:parent-style-name="Bodytext">
      <style:paragraph-properties fo:margin-left="0cm" fo:margin-right="0cm" fo:text-indent="0cm" style:auto-text-indent="false" style:snap-to-layout-grid="false"/>
      <style:text-properties style:font-name-complex="Arial" style:font-size-complex="10pt"/>
    </style:style>
    <style:style style:name="P34" style:family="paragraph" style:parent-style-name="Bodytext">
      <style:paragraph-properties fo:margin-left="0cm" fo:margin-right="0cm" fo:text-indent="0cm" style:auto-text-indent="false" style:snap-to-layout-grid="false"/>
      <style:text-properties fo:font-weight="normal" style:font-weight-asian="normal" style:font-name-complex="Arial" style:font-size-complex="10pt" style:font-weight-complex="normal"/>
    </style:style>
    <style:style style:name="P35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36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37" style:family="paragraph" style:parent-style-name="Hints">
      <style:text-properties fo:color="#000000" style:font-name-complex="Arial"/>
    </style:style>
    <style:style style:name="P38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rebuchet MS" style:font-name-complex="Trebuchet MS"/>
    </style:style>
    <style:style style:name="P39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40" style:family="paragraph" style:parent-style-name="Contents_20_1">
      <style:paragraph-properties>
        <style:tab-stops>
          <style:tab-stop style:position="16.669cm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name-complex="Arial" style:font-size-complex="16pt"/>
    </style:style>
    <style:style style:name="P45" style:family="paragraph" style:parent-style-name="Standard" style:list-style-name="L2">
      <style:text-properties fo:color="#000000" style:font-name-complex="Arial" style:font-size-complex="10pt"/>
    </style:style>
    <style:style style:name="P46" style:family="paragraph" style:parent-style-name="Standard" style:list-style-name="L3">
      <style:text-properties fo:color="#000000" style:font-name-complex="Arial" style:font-size-complex="10pt"/>
    </style:style>
    <style:style style:name="P47" style:family="paragraph" style:parent-style-name="Standard" style:list-style-name="L5">
      <style:text-properties fo:color="#000000" style:font-name-complex="Arial" style:font-size-complex="10pt"/>
    </style:style>
    <style:style style:name="P48" style:family="paragraph" style:parent-style-name="Standard" style:list-style-name="L7">
      <style:text-properties fo:color="#000000" style:font-name-complex="Arial" style:font-size-complex="10pt"/>
    </style:style>
    <style:style style:name="P49" style:family="paragraph" style:parent-style-name="Standard" style:list-style-name="L8">
      <style:text-properties fo:color="#000000" style:font-name-complex="Arial" style:font-size-complex="10pt"/>
    </style:style>
    <style:style style:name="P50" style:family="paragraph" style:parent-style-name="Standard" style:list-style-name="L10">
      <style:text-properties fo:color="#000000" style:font-name-complex="Arial" style:font-size-complex="10pt"/>
    </style:style>
    <style:style style:name="P51" style:family="paragraph" style:parent-style-name="Standard" style:list-style-name="L12">
      <style:text-properties fo:color="#000000" style:font-name-complex="Arial" style:font-size-complex="10pt"/>
    </style:style>
    <style:style style:name="P52" style:family="paragraph" style:parent-style-name="Standard" style:list-style-name="L14">
      <style:text-properties fo:color="#000000" style:font-name-complex="Arial" style:font-size-complex="10pt"/>
    </style:style>
    <style:style style:name="P53" style:family="paragraph" style:parent-style-name="Standard" style:list-style-name="L15">
      <style:text-properties fo:color="#000000" style:font-name-complex="Arial" style:font-size-complex="10pt"/>
    </style:style>
    <style:style style:name="P54" style:family="paragraph" style:parent-style-name="Standard" style:list-style-name="L17">
      <style:text-properties fo:color="#000000" style:font-name-complex="Arial" style:font-size-complex="10pt"/>
    </style:style>
    <style:style style:name="P55" style:family="paragraph" style:parent-style-name="Standard" style:list-style-name="L18">
      <style:text-properties fo:color="#000000" style:font-name-complex="Arial" style:font-size-complex="10pt"/>
    </style:style>
    <style:style style:name="P56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57" style:family="paragraph" style:parent-style-name="Table_20_Contents" style:list-style-name="L19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58" style:family="paragraph" style:parent-style-name="Table_20_Contents" style:list-style-name="L19">
      <style:paragraph-properties fo:text-align="start" style:justify-single-word="false"/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1" style:family="paragraph" style:parent-style-name="Hints" style:list-style-name="L1">
      <style:text-properties fo:color="#000000" style:font-name-complex="Arial"/>
    </style:style>
    <style:style style:name="P62" style:family="paragraph" style:parent-style-name="Hints" style:list-style-name="L4">
      <style:text-properties fo:color="#000000" style:font-name-complex="Arial"/>
    </style:style>
    <style:style style:name="P63" style:family="paragraph" style:parent-style-name="Hints" style:list-style-name="L6">
      <style:text-properties fo:color="#000000" style:font-name-complex="Arial"/>
    </style:style>
    <style:style style:name="P64" style:family="paragraph" style:parent-style-name="Hints" style:list-style-name="L9">
      <style:text-properties fo:color="#000000" style:font-name-complex="Arial"/>
    </style:style>
    <style:style style:name="P65" style:family="paragraph" style:parent-style-name="Hints" style:list-style-name="L11">
      <style:text-properties fo:color="#000000" style:font-name-complex="Arial"/>
    </style:style>
    <style:style style:name="P66" style:family="paragraph" style:parent-style-name="Hints" style:list-style-name="L13">
      <style:text-properties fo:color="#000000" style:font-name-complex="Arial"/>
    </style:style>
    <style:style style:name="P67" style:family="paragraph" style:parent-style-name="Hints" style:list-style-name="L16"/>
    <style:style style:name="P68" style:family="paragraph" style:parent-style-name="Heading_20_1">
      <style:paragraph-properties fo:break-before="pag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ize-complex="10pt"/>
    </style:style>
    <style:style style:name="T4" style:family="text">
      <style:text-properties style:text-underline-style="solid" style:text-underline-width="auto" style:text-underline-color="font-color" style:font-name-complex="Arial" style:font-size-complex="10pt"/>
    </style:style>
    <style:style style:name="T5" style:family="text">
      <style:text-properties style:font-size-complex="10pt"/>
    </style:style>
    <style:style style:name="T6" style:family="text">
      <style:text-properties fo:color="#000000" style:font-name-complex="Arial"/>
    </style:style>
    <style:style style:name="T7" style:family="text">
      <style:text-properties fo:color="#000000" style:font-name-complex="Arial" style:font-size-complex="10pt"/>
    </style:style>
    <style:style style:name="T8" style:family="text">
      <style:text-properties fo:color="#000000" fo:font-size="8pt" style:font-size-asian="8pt" style:font-name-complex="Arial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8"/>
      <text:p text:style-name="P8"/>
      <text:p text:style-name="P32"/>
      <text:p text:style-name="P9"/>
      <text:p text:style-name="P9"/>
      <text:p text:style-name="P9"/>
      <text:p text:style-name="P9"/>
      <text:p text:style-name="P26">Caso de Uso – Fornecedores</text:p>
      <text:p text:style-name="P36">Project Name: <text:s/>ERP Controladoria</text:p>
      <text:p text:style-name="P36">Project ID: <text:s/></text:p>
      <text:p text:style-name="P36">Executive Sponsor: <text:s/>Synergy 4</text:p>
      <text:p text:style-name="P35">Project Manager: <text:s/>Fabricio Zancanella</text:p>
      <text:p text:style-name="P35">Business Analyst: <text:s/>Naelson Matheus Junior</text:p>
      <text:p text:style-name="P32"/>
      <text:p text:style-name="P32"/>
      <text:p text:style-name="P32"/>
      <text:p text:style-name="P31"><text:span text:style-name="T2">Data Alteração:<text:tab/></text:span><text:span text:style-name="T2"><text:modification-date style:data-style-name="N76">March 26, 2015</text:modification-date></text:span></text:p>
      <text:p text:style-name="P27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0"><text:a xlink:type="simple" xlink:href="#__RefHeading___Toc221528079" text:style-name="Internet_20_link" text:visited-style-name="Visited_20_Internet_20_Link"><text:s/>Aprovação<text:tab/>4</text:a></text:p>
          <text:p text:style-name="P40"><text:a xlink:type="simple" xlink:href="#__RefHeading___Toc221528080" text:style-name="Internet_20_link" text:visited-style-name="Visited_20_Internet_20_Link"><text:s/>Lista de Caso de Uso<text:tab/>5</text:a></text:p>
          <text:p text:style-name="P40"><text:a xlink:type="simple" xlink:href="#__RefHeading__1830_326351735" text:style-name="Internet_20_link" text:visited-style-name="Visited_20_Internet_20_Link">1 Caso de Uso - Adicionar Fornecedores<text:tab/>5</text:a></text:p>
          <text:p text:style-name="P40"><text:a xlink:type="simple" xlink:href="#__RefHeading__1832_326351735" text:style-name="Internet_20_link" text:visited-style-name="Visited_20_Internet_20_Link">2 Caso de Uso - Remover Fornecedores<text:tab/>6</text:a></text:p>
          <text:p text:style-name="P40"><text:a xlink:type="simple" xlink:href="#__RefHeading__2966_8031317581" text:style-name="Internet_20_link" text:visited-style-name="Visited_20_Internet_20_Link">3 Caso de Uso - Atualizar Fornecedores<text:tab/>7</text:a></text:p>
          <text:p text:style-name="P40"><text:a xlink:type="simple" xlink:href="#__RefHeading__1180_985716379" text:style-name="Internet_20_link" text:visited-style-name="Visited_20_Internet_20_Link">4 Caso de Uso - Visualizar Fornecedores <text:tab/>8</text:a></text:p>
          <text:p text:style-name="P40"><text:a xlink:type="simple" xlink:href="#__RefHeading__4040_636632479" text:style-name="Internet_20_link" text:visited-style-name="Visited_20_Internet_20_Link">5 Caso de Uso - Visualizar Histórico de Alteração<text:tab/>8</text:a></text:p>
          <text:p text:style-name="P40"><text:a xlink:type="simple" xlink:href="#__RefHeading__4042_636632479" text:style-name="Internet_20_link" text:visited-style-name="Visited_20_Internet_20_Link"><text:s/>Documento de Requisitos<text:tab/>9</text:a></text:p>
        </text:index-body>
      </text:table-of-content>
      <text:p text:style-name="Standard"/>
      <text:p text:style-name="P28">Revision History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4">Version</text:p>
            </table:table-cell>
            <table:table-cell table:style-name="Tabela1.A1" office:value-type="string">
              <text:p text:style-name="P4">Date</text:p>
            </table:table-cell>
            <table:table-cell table:style-name="Tabela1.C1" office:value-type="string">
              <text:p text:style-name="P4">Revision Description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10">.01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2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3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.04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0">Approved Use Case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</table:table>
      <text:p text:style-name="Standard"/>
      <text:h text:style-name="P68" text:outline-level="1" text:is-list-header="true"><text:bookmark-start text:name="__RefHeading___Toc221528079"/>Aprovação<text:bookmark-end text:name="__RefHeading___Toc221528079"/></text:h>
      <text:p text:style-name="P18"/>
      <text:p text:style-name="P19"><text:span text:style-name="T3">We have carefully assessed the Use Cases for this </text:span><text:span text:style-name="T4">project.</text:span><text:span text:style-name="T3"> <text:s/>This document has been completed in accordance with the requirements of the System Development Methodology.</text:span></text:p>
      <text:p text:style-name="P13"/>
      <text:p text:style-name="P13">MANAGEMENT CERTIFICATION - Please check the appropriate statement.</text:p>
      <text:p text:style-name="P13"/>
      <text:p text:style-name="P13">______ the document is accepted. </text:p>
      <text:p text:style-name="P13"/>
      <text:p text:style-name="P13">______ the document is accepted pending the changes noted.</text:p>
      <text:p text:style-name="P13"/>
      <text:p text:style-name="P13">______ the document is not accepted.</text:p>
      <text:p text:style-name="P29"/>
      <text:p text:style-name="P12"/>
      <text:p text:style-name="P14">We fully accept the changes as needed improvements and authorize initiation of work to proceed. <text:s/>Based on our authority and judgment, the continued operation of this system is authorized. </text:p>
      <text:p text:style-name="P14">(*=Required <text:s/>**= Submit for Review Approval Not Required)</text:p>
      <text:p text:style-name="P14"/>
      <text:p text:style-name="P30"/>
      <text:p text:style-name="P15">Executive Sponsor**<text:tab/>DATE</text:p>
      <text:p text:style-name="P15"/>
      <text:p text:style-name="P30"/>
      <text:p text:style-name="P15">Project Sponsor*<text:tab/>DATE</text:p>
      <text:p text:style-name="P30"/>
      <text:p text:style-name="P30"/>
      <text:p text:style-name="P15">Quality Assurance Manager / Team Lead*<text:tab/>DATE</text:p>
      <text:p text:style-name="P30"/>
      <text:p text:style-name="P30"/>
      <text:p text:style-name="P15">Business Analyst Manager / Team Lead*<text:tab/>DATE</text:p>
      <text:p text:style-name="P15"/>
      <text:p text:style-name="P30"/>
      <text:p text:style-name="P15">Project Manager<text:tab/>DATE</text:p>
      <text:h text:style-name="P68" text:outline-level="1" text:is-list-header="true"><text:bookmark-start text:name="__RefHeading___Toc221528080"/>Lista de Caso de Uso<text:bookmark-end text:name="__RefHeading___Toc221528080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ID</text:p>
          </table:table-cell>
          <table:table-cell table:style-name="Tabela2.B1" office:value-type="string">
            <text:p text:style-name="P6">Ator Principal</text:p>
          </table:table-cell>
          <table:table-cell table:style-name="Tabela2.C1" office:value-type="string">
            <text:p text:style-name="P6">Casos de Uso</text:p>
          </table:table-cell>
        </table:table-row>
        <table:table-row table:style-name="Tabela2.1">
          <table:table-cell table:style-name="Tabela2.A2" office:value-type="string">
            <text:p text:style-name="P17">UC01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Adicionar Fornecedores</text:p>
          </table:table-cell>
        </table:table-row>
        <table:table-row table:style-name="Tabela2.3">
          <table:table-cell table:style-name="Tabela2.A2" office:value-type="string">
            <text:p text:style-name="P17">UC02</text:p>
          </table:table-cell>
          <table:table-cell table:style-name="Tabela2.B2" office:value-type="string">
            <text:p text:style-name="P17">Cadastrador</text:p>
          </table:table-cell>
          <table:table-cell table:style-name="Tabela2.C2" office:value-type="string">
            <text:p text:style-name="P17">Remover Fornecedores</text:p>
          </table:table-cell>
        </table:table-row>
        <table:table-row table:style-name="Tabela2.3">
          <table:table-cell table:style-name="Tabela2.A4" office:value-type="string">
            <text:p text:style-name="P17">UC03</text:p>
          </table:table-cell>
          <table:table-cell table:style-name="Tabela2.B4" office:value-type="string">
            <text:p text:style-name="P17">Cadastrador</text:p>
          </table:table-cell>
          <table:table-cell table:style-name="Tabela2.C4" office:value-type="string">
            <text:p text:style-name="P17">Atualizar Fornecedores</text:p>
          </table:table-cell>
        </table:table-row>
        <table:table-row table:style-name="Tabela2.3">
          <table:table-cell table:style-name="Tabela2.A5" office:value-type="string">
            <text:p text:style-name="P17">UC04</text:p>
          </table:table-cell>
          <table:table-cell table:style-name="Tabela2.B5" office:value-type="string">
            <text:p text:style-name="P17">Cadastrador</text:p>
          </table:table-cell>
          <table:table-cell table:style-name="Tabela2.C5" office:value-type="string">
            <text:p text:style-name="P17">Visualizar Histórico de Alteração</text:p>
          </table:table-cell>
        </table:table-row>
      </table:table>
      <text:h text:style-name="Heading_20_1" text:outline-level="1"><text:bookmark-start text:name="__RefHeading__1830_326351735"/>Caso de Uso - Adicionar Fornecedores<text:bookmark-end text:name="__RefHeading__1830_326351735"/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:</text:p>
          </table:table-cell>
          <table:table-cell table:style-name="Tabela3.B1" table:number-columns-spanned="3" office:value-type="string">
            <text:p text:style-name="P37">UC01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Nome do Caso de Uso:</text:p>
          </table:table-cell>
          <table:table-cell table:style-name="Tabela3.B2" table:number-columns-spanned="3" office:value-type="string">
            <text:p text:style-name="P22">Adicionar Fornecedores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Criado Por:</text:p>
          </table:table-cell>
          <table:table-cell table:style-name="Tabela3.B3" office:value-type="string">
            <text:p text:style-name="P16">Naelson M. Jr</text:p>
          </table:table-cell>
          <table:table-cell table:style-name="Tabela3.B3" office:value-type="string">
            <text:p text:style-name="P7">Atualizado Por:</text:p>
          </table:table-cell>
          <table:table-cell table:style-name="Tabela3.B2" office:value-type="string">
            <text:p text:style-name="P33"/>
          </table:table-cell>
        </table:table-row>
        <table:table-row table:style-name="Tabela3.1">
          <table:table-cell table:style-name="Tabela3.A2" office:value-type="string">
            <text:p text:style-name="P7">Data de Criação:</text:p>
          </table:table-cell>
          <table:table-cell table:style-name="Tabela3.B3" office:value-type="string">
            <text:p text:style-name="P33"><text:modification-date style:data-style-name="N31">Thu 26/Mar 15</text:modification-date></text:p>
          </table:table-cell>
          <table:table-cell table:style-name="Tabela3.B3" office:value-type="string">
            <text:p text:style-name="P7">Data da Atualização:</text:p>
          </table:table-cell>
          <table:table-cell table:style-name="Tabela3.B2" office:value-type="string">
            <text:p text:style-name="P34"/>
          </table:table-cell>
        </table:table-row>
        <table:table-row table:style-name="Tabela3.1">
          <table:table-cell table:style-name="Tabela3.A5" office:value-type="string">
            <text:p text:style-name="P20">Atores:</text:p>
          </table:table-cell>
          <table:table-cell table:style-name="Tabela3.B5" table:number-columns-spanned="3" office:value-type="string">
            <text:p text:style-name="P37">Cadastrador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Descrição:</text:p>
          </table:table-cell>
          <table:table-cell table:style-name="Tabela3.B5" table:number-columns-spanned="3" office:value-type="string">
            <text:p text:style-name="P37">O usuário cadastrador adiciona um fornecedor vinculado a sua empresa. Essa inclusão acarretará nas telas em que o usuário precisa pagar à um fornecedor, receber um produto, lançar uma ordem de compra para o abastecer o estoque. A tela possui parametros de retenção para produtos e serviços. 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Ação:</text:p>
          </table:table-cell>
          <table:table-cell table:style-name="Tabela3.B5" table:number-columns-spanned="3" office:value-type="string">
            <text:p text:style-name="P37">Inserir um fornecedor no sistema.</text:p>
          </table:table-cell>
          <table:covered-table-cell/>
          <table:covered-table-cell/>
        </table:table-row>
        <table:table-row table:style-name="Tabela3.8">
          <table:table-cell table:style-name="Tabela3.A5" office:value-type="string">
            <text:p text:style-name="P20">Pré Condições:</text:p>
          </table:table-cell>
          <table:table-cell table:style-name="Tabela3.B5" table:number-columns-spanned="3" office:value-type="string">
            <text:list xml:id="list8827396741260681914" text:style-name="L1">
              <text:list-item>
                <text:p text:style-name="P61">Cadastrador deve estar logado.</text:p>
              </text:list-item>
              <text:list-item>
                <text:p text:style-name="P61">Cadastrador deve ter permissão para acessar a pagina.</text:p>
              </text:list-item>
              <text:list-item>
                <text:p text:style-name="P61">Ao menos uma cidade, com o estado e o pais vinculados devem estar cadastrados.</text:p>
              </text:list-item>
              <text:list-item>
                <text:p text:style-name="P61">Ao menos um país deve estar cadastrado.</text:p>
              </text:list-item>
              <text:list-item>
                <text:p text:style-name="P61">Ao menos um estado deve estar cadastrado.</text:p>
              </text:list-item>
              <text:list-item>
                <text:p text:style-name="P61">Ao menos uma cidade deve estar cadastrada.</text:p>
              </text:list-item>
              <text:list-item>
                <text:p text:style-name="P61">Ao menos um banco deve estar cadastrado.</text:p>
              </text:list-item>
              <text:list-item>
                <text:p text:style-name="P61">Ao menos um tipo de serviço deve estar cadastrado.</text:p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Pós Condições:</text:p>
          </table:table-cell>
          <table:table-cell table:style-name="Tabela3.B5" table:number-columns-spanned="3" office:value-type="string">
            <text:list xml:id="list5673876867669967029" text:style-name="L2">
              <text:list-item>
                <text:p text:style-name="P45">Um novo Fornecedor deverá estar registrado no Banco de Dados.</text:p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luxo de Ação:</text:p>
          </table:table-cell>
          <table:table-cell table:style-name="Tabela3.B5" table:number-columns-spanned="3" office:value-type="string">
            <text:list xml:id="list736369224898172743" text:style-name="L3">
              <text:list-item>
                <text:p text:style-name="P46">O caso de uso inicia quando o usuário Cadastrador clica no botão Novo.</text:p>
              </text:list-item>
              <text:list-item>
                <text:p text:style-name="P46">O usuário irá deparar com um formulário separado por Abas. Cada uma das abas possuem uma informação segregada para popular. </text:p>
              </text:list-item>
              <text:list-item>
                <text:p text:style-name="P46">O fluxo inicia na aba Geral, onde informações como razão social, nome fantasia, tipo da empresa e CNPJ deverão ser obrigatóriamente informados.</text:p>
              </text:list-item>
              <text:list-item>
                <text:p text:style-name="P46">Em seguida vem a aba endereço onde o usuário poderá entrar com o CEP no campo informado e buscar o endereço automaticamente, bastando apenas informar o número e alguma informação a mais no campo complemento. Caso o usuário esteja adicionando uma empresa do exterior, o mesmo deve cadastrar previamente o pais, estado e cidade do mesmo, neste caso o campo CEP não deverá ser obrigatório.</text:p>
              </text:list-item>
              <text:list-item>
                <text:p text:style-name="P46">Em seguida vem a aba Banco, o usuário busca o nome ou número do banco na <text:span text:style-name="T9">searchEngine</text:span> (previamente cadastrado), informa a agência, número da conta e dígito. Feito isso, basta clicar em adicionar e a conta bancária entrará na listagem da <text:span text:style-name="T9">grid</text:span>. O usuário pode adicionar quantas contas bancárias quiser.</text:p>
              </text:list-item>
              <text:list-item>
                <text:p text:style-name="P46">Logo após haverá a aba Rentenções. Os impostos deverão ser previamente cadastrados para serem listado, nesta aba o usuário <text:soft-page-break/>seleciona quais são os impostos que o fornecedor retem simplesmente os jogando para a coluna da direita, ou casos especiais como selecionar IRRF e inserir o código .</text:p>
              </text:list-item>
              <text:list-item>
                <text:p text:style-name="P46">A proxima aba de serviços funciona da mesma forma que a aba de bancos, o usuário podera adicionar quantos serviços quiser. Basta seleciona o serviço na listagem previamente cadastrada e adicionar a grid.</text:p>
              </text:list-item>
              <text:list-item>
                <text:p text:style-name="P46">Na aba beneficiário o usuário adiciona o nome, email, telefone e tipo do beneficiário que estará fazendo parte do fornecedor em questão. O mesmo pode ser pessoa física ou jurídica.</text:p>
              </text:list-item>
              <text:list-item>
                <text:p text:style-name="P46">Em seguida existira uma aba chamada Documentos Extras onde o usuário adiciona informações extras do fornecedor como por exemplo Inscrição Municipal, CCM, RGA e entre outros documentos.</text:p>
              </text:list-item>
              <text:list-item>
                <text:p text:style-name="P46">Por ultimo na aba de Contato o usuário adiciona informações pessoais de um contato do fornecedor.</text:p>
              </text:list-item>
              <text:list-item>
                <text:p text:style-name="P46">Populadas as informações necessárias, o Cadastrador clica no botão salvar.</text:p>
              </text:list-item>
              <text:list-item>
                <text:p text:style-name="P46">O sistema exibe mensagem de sucesso.</text:p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luxo(s) Alternativo(s):</text:p>
            <text:p text:style-name="P24"/>
          </table:table-cell>
          <table:table-cell table:style-name="Tabela3.B5" table:number-columns-spanned="3" office:value-type="string">
            <text:list xml:id="list1111739826463956891" text:style-name="L4">
              <text:list-item>
                <text:p text:style-name="P62">No passo 11, se alguma informação estiver faltando/incorreta, o sistema cancela a ação e pede para o Cadastrador corrigir.</text:p>
              </text:list-item>
              <text:list-item>
                <text:p text:style-name="P62"><text:span text:style-name="T5">A qualquer momento antes de clicar em salvar, o Cadastrador</text:span> poderá fechar a tela. O cadastro não é realizado e o caso de uso termina.</text:p>
                <text:p text:style-name="P62"/>
              </text:list-item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Excessões:</text:p>
          </table:table-cell>
          <table:table-cell table:style-name="Tabela3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Inclusões:</text:p>
          </table:table-cell>
          <table:table-cell table:style-name="Tabela3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Frequencia de Uso:</text:p>
          </table:table-cell>
          <table:table-cell table:style-name="Tabela3.B5" table:number-columns-spanned="3" office:value-type="string">
            <text:p text:style-name="P37">Sob demanda.</text:p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Requisitos Especiais:</text:p>
          </table:table-cell>
          <table:table-cell table:style-name="Tabela3.B5" table:number-columns-spanned="3" office:value-type="string">
            <text:list xml:id="list9077830791868342163" text:style-name="L5">
              <text:list-header>
                <text:p text:style-name="P47"/>
              </text:list-header>
            </text:list>
          </table:table-cell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20">Pressupostos:</text:p>
          </table:table-cell>
          <table:table-cell table:style-name="Tabela3.B5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  <table:table-row table:style-name="Tabela3.1">
          <table:table-cell table:style-name="Tabela3.A17" office:value-type="string">
            <text:p text:style-name="P20">Notas e Questões:</text:p>
          </table:table-cell>
          <table:table-cell table:style-name="Tabela3.B17" table:number-columns-spanned="3" office:value-type="string">
            <text:list xml:id="list4289774671489199828" text:style-name="L6">
              <text:list-header>
                <text:p text:style-name="P63"/>
              </text:list-header>
            </text:list>
          </table:table-cell>
          <table:covered-table-cell/>
          <table:covered-table-cell/>
        </table:table-row>
      </table:table>
      <text:p text:style-name="P38"/>
      <text:h text:style-name="Heading_20_1" text:outline-level="1"><text:bookmark-start text:name="__RefHeading__1832_326351735"/>Caso de Uso - Remover Fornecedores<text:bookmark-end text:name="__RefHeading__1832_326351735"/>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">ID:</text:p>
          </table:table-cell>
          <table:table-cell table:style-name="Tabela4.B1" table:number-columns-spanned="3" office:value-type="string">
            <text:p text:style-name="P37">UC02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Nome do Caso de Uso:</text:p>
          </table:table-cell>
          <table:table-cell table:style-name="Tabela4.B2" table:number-columns-spanned="3" office:value-type="string">
            <text:p text:style-name="P22">Remover Fornecedores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7">Criado Por:</text:p>
          </table:table-cell>
          <table:table-cell table:style-name="Tabela4.B3" office:value-type="string">
            <text:p text:style-name="P16">Naelson M. Jr</text:p>
          </table:table-cell>
          <table:table-cell table:style-name="Tabela4.B3" office:value-type="string">
            <text:p text:style-name="P7">Atualizado Por:</text:p>
          </table:table-cell>
          <table:table-cell table:style-name="Tabela4.B2" office:value-type="string">
            <text:p text:style-name="P16"/>
          </table:table-cell>
        </table:table-row>
        <table:table-row table:style-name="Tabela4.1">
          <table:table-cell table:style-name="Tabela4.A2" office:value-type="string">
            <text:p text:style-name="P7">Data de Criação:</text:p>
          </table:table-cell>
          <table:table-cell table:style-name="Tabela4.B3" office:value-type="string">
            <text:p text:style-name="P33"><text:modification-date style:data-style-name="N31">Thu 26/Mar 15</text:modification-date></text:p>
          </table:table-cell>
          <table:table-cell table:style-name="Tabela4.B3" office:value-type="string">
            <text:p text:style-name="P7">Data da Atualização:</text:p>
          </table:table-cell>
          <table:table-cell table:style-name="Tabela4.D4">
            <text:p text:style-name="P23"/>
          </table:table-cell>
        </table:table-row>
        <table:table-row table:style-name="Tabela4.1">
          <table:table-cell table:style-name="Tabela4.A5" office:value-type="string">
            <text:p text:style-name="P20">Atores:</text:p>
          </table:table-cell>
          <table:table-cell table:style-name="Tabela4.B5" table:number-columns-spanned="3" office:value-type="string">
            <text:p text:style-name="P37">Cadastrador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Descrição:</text:p>
          </table:table-cell>
          <table:table-cell table:style-name="Tabela4.B5" table:number-columns-spanned="3" office:value-type="string">
            <text:p text:style-name="P37">Remover um Fornecedor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Ação:</text:p>
          </table:table-cell>
          <table:table-cell table:style-name="Tabela4.B5" table:number-columns-spanned="3" office:value-type="string">
            <text:p text:style-name="P37">O cadastrador remove um registro de Fornecedor</text:p>
          </table:table-cell>
          <table:covered-table-cell/>
          <table:covered-table-cell/>
        </table:table-row>
        <table:table-row table:style-name="Tabela4.8">
          <table:table-cell table:style-name="Tabela4.A5" office:value-type="string">
            <text:p text:style-name="P20">Pré Condições:</text:p>
          </table:table-cell>
          <table:table-cell table:style-name="Tabela4.B5" table:number-columns-spanned="3" office:value-type="string">
            <text:list xml:id="list39204979" text:continue-list="list8827396741260681914" text:style-name="L1">
              <text:list-item text:start-value="1">
                <text:p text:style-name="P61">Cadastrador deverá estar logado.</text:p>
              </text:list-item>
              <text:list-item>
                <text:p text:style-name="P61">Cadastrador deverá ter permissão para acessar a pagina.</text:p>
              </text:list-item>
              <text:list-item>
                <text:p text:style-name="P61">Ao menos um Fornecedor deve estar cadastrado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Pós Condições:</text:p>
          </table:table-cell>
          <table:table-cell table:style-name="Tabela4.B5" table:number-columns-spanned="3" office:value-type="string">
            <text:list xml:id="list6602712787453771064" text:style-name="L7">
              <text:list-item>
                <text:p text:style-name="P48">Um Fornecedor deverá ser removido no Banco de Dados.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luxo de Ação:</text:p>
          </table:table-cell>
          <table:table-cell table:style-name="Tabela4.B5" table:number-columns-spanned="3" office:value-type="string">
            <text:list xml:id="list8098043547754627101" text:style-name="L8">
              <text:list-item>
                <text:p text:style-name="P49">O caso de uso inicia quando o Cadastrador seleciona um Fornecedor para ser removido.</text:p>
              </text:list-item>
              <text:list-item>
                <text:p text:style-name="P49">O Cadastrador clicar no botão (X) para remover o registro</text:p>
              </text:list-item>
              <text:list-item>
                <text:p text:style-name="P49">Um aviso de confirmação de exclusão é exibido na tela.</text:p>
              </text:list-item>
              <text:list-item>
                <text:p text:style-name="P49">O Cadastrador confirma a exclusão.</text:p>
              </text:list-item>
              <text:list-item>
                <text:p text:style-name="P49">O sistema exibe mensagem de sucess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luxo(s) <text:soft-page-break/>Alternativo(s):</text:p>
          </table:table-cell>
          <table:table-cell table:style-name="Tabela4.B5" table:number-columns-spanned="3" office:value-type="string">
            <text:list xml:id="list1558969364970041871" text:style-name="L9">
              <text:list-item>
                <text:p text:style-name="P64"><text:span text:style-name="T5">A qualquer momento antes de confirmar a exclusão, o Cadastrador</text:span> <text:soft-page-break/>poderá fechar a tela. A remoção não é realizada e o caso de uso termina.<text:line-break/></text:p>
              </text:list-item>
            </text:list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Excessões:</text:p>
          </table:table-cell>
          <table:table-cell table:style-name="Tabela4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Inclusões:</text:p>
          </table:table-cell>
          <table:table-cell table:style-name="Tabela4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Frequencia de Uso:</text:p>
          </table:table-cell>
          <table:table-cell table:style-name="Tabela4.B5" table:number-columns-spanned="3" office:value-type="string">
            <text:p text:style-name="P37">Sob demanda.</text:p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Requisitos Especiais:</text:p>
          </table:table-cell>
          <table:table-cell table:style-name="Tabela4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20">Pressupostos:</text:p>
          </table:table-cell>
          <table:table-cell table:style-name="Tabela4.B5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  <table:table-row table:style-name="Tabela4.1">
          <table:table-cell table:style-name="Tabela4.A17" office:value-type="string">
            <text:p text:style-name="P20">Notas e Questões:</text:p>
          </table:table-cell>
          <table:table-cell table:style-name="Tabela4.B17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</table:table>
      <text:p text:style-name="P38"/>
      <text:h text:style-name="Heading_20_1" text:outline-level="1"><text:bookmark-start text:name="__RefHeading__2966_8031317581"/>Caso de Uso - Atualizar Fornecedores<text:bookmark-end text:name="__RefHeading__2966_8031317581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7">ID:</text:p>
          </table:table-cell>
          <table:table-cell table:style-name="Tabela5.B1" table:number-columns-spanned="3" office:value-type="string">
            <text:p text:style-name="P37">UC03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Nome do Caso de Uso:</text:p>
          </table:table-cell>
          <table:table-cell table:style-name="Tabela5.B2" table:number-columns-spanned="3" office:value-type="string">
            <text:p text:style-name="P22">Atualizar Fornecedores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">Criado Por:</text:p>
          </table:table-cell>
          <table:table-cell table:style-name="Tabela5.B3" office:value-type="string">
            <text:p text:style-name="P16">Naelson M. Jr</text:p>
          </table:table-cell>
          <table:table-cell table:style-name="Tabela5.B3" office:value-type="string">
            <text:p text:style-name="P7">Atualizado Por:</text:p>
          </table:table-cell>
          <table:table-cell table:style-name="Tabela5.B2" office:value-type="string">
            <text:p text:style-name="P16"/>
          </table:table-cell>
        </table:table-row>
        <table:table-row table:style-name="Tabela5.1">
          <table:table-cell table:style-name="Tabela5.A2" office:value-type="string">
            <text:p text:style-name="P7">Data de Criação:</text:p>
          </table:table-cell>
          <table:table-cell table:style-name="Tabela5.B3" office:value-type="string">
            <text:p text:style-name="P33"><text:modification-date style:data-style-name="N31">Thu 26/Mar 15</text:modification-date></text:p>
          </table:table-cell>
          <table:table-cell table:style-name="Tabela5.B3" office:value-type="string">
            <text:p text:style-name="P7">Data da Atualização:</text:p>
          </table:table-cell>
          <table:table-cell table:style-name="Tabela5.D4">
            <text:p text:style-name="P23"/>
          </table:table-cell>
        </table:table-row>
        <table:table-row table:style-name="Tabela5.1">
          <table:table-cell table:style-name="Tabela5.A5" office:value-type="string">
            <text:p text:style-name="P20">Atores:</text:p>
          </table:table-cell>
          <table:table-cell table:style-name="Tabela5.B5" table:number-columns-spanned="3" office:value-type="string">
            <text:p text:style-name="P37">Cadastrador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Descrição:</text:p>
          </table:table-cell>
          <table:table-cell table:style-name="Tabela5.B5" table:number-columns-spanned="3" office:value-type="string">
            <text:p text:style-name="P37">O usuário edita um fornecedor no sistema. O sistema recalcula automaticamente as retenções e aponta as novas contas contabeis que devem ser contabilizadas.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Ação:</text:p>
          </table:table-cell>
          <table:table-cell table:style-name="Tabela5.B5" table:number-columns-spanned="3" office:value-type="string">
            <text:p text:style-name="P37">Atualizar uma Fornecedores existente.</text:p>
          </table:table-cell>
          <table:covered-table-cell/>
          <table:covered-table-cell/>
        </table:table-row>
        <table:table-row table:style-name="Tabela5.8">
          <table:table-cell table:style-name="Tabela5.A5" office:value-type="string">
            <text:p text:style-name="P20">Pré Condições:</text:p>
          </table:table-cell>
          <table:table-cell table:style-name="Tabela5.B5" table:number-columns-spanned="3" office:value-type="string">
            <text:list xml:id="list39227173" text:continue-list="list39204979" text:style-name="L1">
              <text:list-item text:start-value="1">
                <text:p text:style-name="P61">Cadastrador deve estar logado.</text:p>
              </text:list-item>
              <text:list-item>
                <text:p text:style-name="P61">Cadastrador deve ter permissão para acessar a pagina.</text:p>
              </text:list-item>
              <text:list-item>
                <text:p text:style-name="P61">Ao menos um fornecedor deve estar cadastrado no sistema.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Pós Condições:</text:p>
          </table:table-cell>
          <table:table-cell table:style-name="Tabela5.B5" table:number-columns-spanned="3" office:value-type="string">
            <text:list xml:id="list5599134116534198895" text:style-name="L10">
              <text:list-item>
                <text:p text:style-name="P50">Um Fornecedor deverá ser atualizado no Banco de Dados.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luxo de Ação:</text:p>
          </table:table-cell>
          <table:table-cell table:style-name="Tabela5.B5" table:number-columns-spanned="3" office:value-type="string">
            <text:list xml:id="list39211266" text:continue-list="list736369224898172743" text:style-name="L3">
              <text:list-item text:start-value="1">
                <text:p text:style-name="P46">O caso de uso inicia quando o usuário clica no botão Editar (simbolizado por uma pasta aberta).</text:p>
              </text:list-item>
              <text:list-item>
                <text:p text:style-name="P46">A modal é aberta com os campos populados.</text:p>
              </text:list-item>
              <text:list-item>
                <text:p text:style-name="P46">O usuário seleciona aba (Geral / Endereço / Banco / Retenções / Serviços / Beneficiário / Documentos Extras / Contato) que deseja alterar informação. (Referência para edição: <text:bookmark-ref text:reference-format="text" text:ref-name="__RefHeading__1830_326351735">Caso de Uso - Adicionar Fornecedores</text:bookmark-ref>).</text:p>
              </text:list-item>
              <text:list-item>
                <text:p text:style-name="P46">Feita a alteração desejada, o cadastrador clica no botão salvar.</text:p>
              </text:list-item>
              <text:list-item>
                <text:p text:style-name="P46">O sistema exibe mensagem de sucesso.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luxo(s) Alternativo(s):</text:p>
          </table:table-cell>
          <table:table-cell table:style-name="Tabela5.B5" table:number-columns-spanned="3" office:value-type="string">
            <text:list xml:id="list8840451138092126228" text:style-name="L11">
              <text:list-item>
                <text:p text:style-name="P65"><text:span text:style-name="T5">A qualquer momento antes de clicar em salvar, o Usuário</text:span> poderá fechar a tela. A atualização não é realizada e o caso de uso termina.</text:p>
              </text:list-item>
              <text:list-item>
                <text:p text:style-name="P65">No passo 3, se alguma informação estiver faltando/incorreta, o sistema cancela a ação e pede para o usuário corrigir.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Excessões:</text:p>
          </table:table-cell>
          <table:table-cell table:style-name="Tabela5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Inclusões:</text:p>
          </table:table-cell>
          <table:table-cell table:style-name="Tabela5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Frequencia de Uso:</text:p>
          </table:table-cell>
          <table:table-cell table:style-name="Tabela5.B5" table:number-columns-spanned="3" office:value-type="string">
            <text:p text:style-name="P37">Sob demanda.</text:p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Requisitos Especiais:</text:p>
          </table:table-cell>
          <table:table-cell table:style-name="Tabela5.B5" table:number-columns-spanned="3" office:value-type="string">
            <text:list xml:id="list4789561114090134704" text:style-name="L12">
              <text:list-header>
                <text:p text:style-name="P51"/>
              </text:list-header>
            </text:list>
          </table:table-cell>
          <table:covered-table-cell/>
          <table:covered-table-cell/>
        </table:table-row>
        <table:table-row table:style-name="Tabela5.1">
          <table:table-cell table:style-name="Tabela5.A5" office:value-type="string">
            <text:p text:style-name="P20">Pressupostos:</text:p>
          </table:table-cell>
          <table:table-cell table:style-name="Tabela5.B5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  <table:table-row table:style-name="Tabela5.1">
          <table:table-cell table:style-name="Tabela5.A17" office:value-type="string">
            <text:p text:style-name="P20">Notas e Questões:</text:p>
          </table:table-cell>
          <table:table-cell table:style-name="Tabela5.B17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</table:table>
      <text:p text:style-name="P38"/>
      <text:h text:style-name="Heading_20_1" text:outline-level="1"><text:bookmark-start text:name="__RefHeading__1180_985716379"/><text:soft-page-break/>Caso de Uso - Visualizar Fornecedores<text:bookmark-start text:name="__RefHeading___Toc22152808112"/> <text:bookmark-end text:name="__RefHeading__1180_985716379"/><text:bookmark-end text:name="__RefHeading___Toc22152808112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7">ID:</text:p>
          </table:table-cell>
          <table:table-cell table:style-name="Tabela7.B1" table:number-columns-spanned="3" office:value-type="string">
            <text:p text:style-name="P37">UC04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Nome do Caso de Uso:</text:p>
          </table:table-cell>
          <table:table-cell table:style-name="Tabela7.B2" table:number-columns-spanned="3" office:value-type="string">
            <text:p text:style-name="P22">Visualizar Fornecedore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7">Criado Por:</text:p>
          </table:table-cell>
          <table:table-cell table:style-name="Tabela7.B3" office:value-type="string">
            <text:p text:style-name="P16">Naelson M. Jr</text:p>
          </table:table-cell>
          <table:table-cell table:style-name="Tabela7.B3" office:value-type="string">
            <text:p text:style-name="P7">Atualizado Por:</text:p>
          </table:table-cell>
          <table:table-cell table:style-name="Tabela7.B2" office:value-type="string">
            <text:p text:style-name="P16"/>
          </table:table-cell>
        </table:table-row>
        <table:table-row table:style-name="Tabela7.1">
          <table:table-cell table:style-name="Tabela7.A2" office:value-type="string">
            <text:p text:style-name="P7">Data de Criação:</text:p>
          </table:table-cell>
          <table:table-cell table:style-name="Tabela7.B3" office:value-type="string">
            <text:p text:style-name="P33"><text:modification-date style:data-style-name="N31">Thu 26/Mar 15</text:modification-date></text:p>
          </table:table-cell>
          <table:table-cell table:style-name="Tabela7.B3" office:value-type="string">
            <text:p text:style-name="P7">Data da Atualização:</text:p>
          </table:table-cell>
          <table:table-cell table:style-name="Tabela7.D4">
            <text:p text:style-name="P23"/>
          </table:table-cell>
        </table:table-row>
        <table:table-row table:style-name="Tabela7.1">
          <table:table-cell table:style-name="Tabela7.A5" office:value-type="string">
            <text:p text:style-name="P20">Atores:</text:p>
          </table:table-cell>
          <table:table-cell table:style-name="Tabela7.B5" table:number-columns-spanned="3" office:value-type="string">
            <text:p text:style-name="P37">Cadastrador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Descrição:</text:p>
          </table:table-cell>
          <table:table-cell table:style-name="Tabela7.B5" table:number-columns-spanned="3" office:value-type="string">
            <text:p text:style-name="P37">O usuário que obter acesso a pagina podera visualizar mais detalhamente o registro de Fornecedor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Ação:</text:p>
          </table:table-cell>
          <table:table-cell table:style-name="Tabela7.B5" table:number-columns-spanned="3" office:value-type="string">
            <text:p text:style-name="P37">Visualizar um registro de Fornecedor existente.</text:p>
          </table:table-cell>
          <table:covered-table-cell/>
          <table:covered-table-cell/>
        </table:table-row>
        <table:table-row table:style-name="Tabela7.8">
          <table:table-cell table:style-name="Tabela7.A5" office:value-type="string">
            <text:p text:style-name="P20">Pré Condições:</text:p>
          </table:table-cell>
          <table:table-cell table:style-name="Tabela7.B5" table:number-columns-spanned="3" office:value-type="string">
            <text:list xml:id="list7781004178016829195" text:style-name="L13">
              <text:list-item text:start-value="1">
                <text:p text:style-name="P66">Cadastrador deve estar logado.</text:p>
              </text:list-item>
              <text:list-item>
                <text:p text:style-name="P66">Cadastrador deve ter permissão para acessar a pagina.</text:p>
              </text:list-item>
              <text:list-item>
                <text:p text:style-name="P66">Um registro de fornecedor deve estar cadastrado.</text:p>
              </text:list-item>
            </text:list>
            <text:p text:style-name="P37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Pós Condições:</text:p>
          </table:table-cell>
          <table:table-cell table:style-name="Tabela7.B5" table:number-columns-spanned="3" office:value-type="string">
            <text:list xml:id="list7278325813048440872" text:style-name="L14">
              <text:list-item>
                <text:p text:style-name="P52">O Cadastrador deverá ver os dados do registro na listagem.<text:line-break/>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Fluxo de Ação:</text:p>
          </table:table-cell>
          <table:table-cell table:style-name="Tabela7.B5" table:number-columns-spanned="3" office:value-type="string">
            <text:list xml:id="list8127895379956005699" text:style-name="L15">
              <text:list-item>
                <text:p text:style-name="P53">O caso de uso inicia quando Cadastrador acessa a tela de Fornecedores.</text:p>
              </text:list-item>
              <text:list-item>
                <text:p text:style-name="P53">Uma listagem de registros existentes é exibida abaixo do formulário.</text:p>
              </text:list-item>
              <text:list-item>
                <text:p text:style-name="P53">O cadastrador poderá filtrar os registros para uma busca minunciosa. </text:p>
              </text:list-item>
              <text:list-item>
                <text:p text:style-name="P53">O cadastrador clica no botão visualizar (simbolizado por uma lupa).</text:p>
              </text:list-item>
              <text:list-item>
                <text:p text:style-name="P53">Uma modal é aberta e as informações são populadas nos campos do formulario.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Fluxo(s) Alternativo(s):</text:p>
          </table:table-cell>
          <table:table-cell table:style-name="Tabela7.B5" table:number-columns-spanned="3" office:value-type="string">
            <text:list xml:id="list3368283778963603132" text:style-name="L16">
              <text:list-item>
                <text:p text:style-name="P67"><text:span text:style-name="T7">A qualquer momento antes de clicar na lupa, o Cadastrador</text:span><text:span text:style-name="T6"> poderá fechar a tela. A visualização não é realizada e o caso de uso termina</text:span>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Excessões:</text:p>
          </table:table-cell>
          <table:table-cell table:style-name="Tabela7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Inclusões:</text:p>
          </table:table-cell>
          <table:table-cell table:style-name="Tabela7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Frequencia de Uso:</text:p>
          </table:table-cell>
          <table:table-cell table:style-name="Tabela7.B5" table:number-columns-spanned="3" office:value-type="string">
            <text:p text:style-name="P37">Sob demanda.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Requisitos Especiais:</text:p>
          </table:table-cell>
          <table:table-cell table:style-name="Tabela7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20">Pressupostos:</text:p>
          </table:table-cell>
          <table:table-cell table:style-name="Tabela7.B5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ela7.1">
          <table:table-cell table:style-name="Tabela7.A17" office:value-type="string">
            <text:p text:style-name="P20">Notas e Questões:</text:p>
          </table:table-cell>
          <table:table-cell table:style-name="Tabela7.B17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</table:table>
      <text:h text:style-name="Heading_20_1" text:outline-level="1"><text:bookmark-start text:name="__RefHeading__4040_636632479"/>Caso de Uso - Visualizar <text:bookmark-start text:name="__RefHeading___Toc221528081121"/>H<text:bookmark-end text:name="__RefHeading___Toc221528081121"/>istórico de Alteração<text:bookmark-end text:name="__RefHeading__4040_636632479"/>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7">ID:</text:p>
          </table:table-cell>
          <table:table-cell table:style-name="Tabela9.B1" table:number-columns-spanned="3" office:value-type="string">
            <text:p text:style-name="P37">UC04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Nome do Caso de Uso:</text:p>
          </table:table-cell>
          <table:table-cell table:style-name="Tabela9.B2" table:number-columns-spanned="3" office:value-type="string">
            <text:p text:style-name="P22">Visualizar Histórico de Alteração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7">Criado Por:</text:p>
          </table:table-cell>
          <table:table-cell table:style-name="Tabela9.B3" office:value-type="string">
            <text:p text:style-name="P16">Naelson M. Jr</text:p>
          </table:table-cell>
          <table:table-cell table:style-name="Tabela9.B3" office:value-type="string">
            <text:p text:style-name="P7">Atualizado Por:</text:p>
          </table:table-cell>
          <table:table-cell table:style-name="Tabela9.B2" office:value-type="string">
            <text:p text:style-name="P16"/>
          </table:table-cell>
        </table:table-row>
        <table:table-row table:style-name="Tabela9.1">
          <table:table-cell table:style-name="Tabela9.A2" office:value-type="string">
            <text:p text:style-name="P7">Data de Criação:</text:p>
          </table:table-cell>
          <table:table-cell table:style-name="Tabela9.B3" office:value-type="string">
            <text:p text:style-name="P33"><text:modification-date style:data-style-name="N31">Thu 26/Mar 15</text:modification-date></text:p>
          </table:table-cell>
          <table:table-cell table:style-name="Tabela9.B3" office:value-type="string">
            <text:p text:style-name="P7">Data da Atualização:</text:p>
          </table:table-cell>
          <table:table-cell table:style-name="Tabela9.D4">
            <text:p text:style-name="P23"/>
          </table:table-cell>
        </table:table-row>
        <table:table-row table:style-name="Tabela9.1">
          <table:table-cell table:style-name="Tabela9.A5" office:value-type="string">
            <text:p text:style-name="P20">Atores:</text:p>
          </table:table-cell>
          <table:table-cell table:style-name="Tabela9.B5" table:number-columns-spanned="3" office:value-type="string">
            <text:p text:style-name="P37">Cadastrador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Descrição:</text:p>
          </table:table-cell>
          <table:table-cell table:style-name="Tabela9.B5" table:number-columns-spanned="3" office:value-type="string">
            <text:p text:style-name="P37">Visualizar o histórico de alterações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Ação:</text:p>
          </table:table-cell>
          <table:table-cell table:style-name="Tabela9.B5" table:number-columns-spanned="3" office:value-type="string">
            <text:p text:style-name="P37">O Cadastrador visualizará um histórico de registros de Fornecedores existente.</text:p>
          </table:table-cell>
          <table:covered-table-cell/>
          <table:covered-table-cell/>
        </table:table-row>
        <table:table-row table:style-name="Tabela9.8">
          <table:table-cell table:style-name="Tabela9.A5" office:value-type="string">
            <text:p text:style-name="P20">Pré Condições:</text:p>
          </table:table-cell>
          <table:table-cell table:style-name="Tabela9.B5" table:number-columns-spanned="3" office:value-type="string">
            <text:list xml:id="list39202853" text:continue-list="list39227173" text:style-name="L1">
              <text:list-item text:start-value="1">
                <text:p text:style-name="P61">Cadastrador deve estar logado.</text:p>
              </text:list-item>
              <text:list-item>
                <text:p text:style-name="P61">Cadastrador deve ter permissão para acessar a pagina.</text:p>
              </text:list-item>
              <text:list-item>
                <text:p text:style-name="P61">Um registro de Fornecedores deve estar cadastrado.</text:p>
              </text:list-item>
            </text:list>
            <text:p text:style-name="P37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Pós Condições:</text:p>
          </table:table-cell>
          <table:table-cell table:style-name="Tabela9.B5" table:number-columns-spanned="3" office:value-type="string">
            <text:list xml:id="list1831206110098717403" text:style-name="L17">
              <text:list-item>
                <text:p text:style-name="P54">O Cadastrador deverá ver o histórico dos dados do registro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luxo de Ação:</text:p>
          </table:table-cell>
          <table:table-cell table:style-name="Tabela9.B5" table:number-columns-spanned="3" office:value-type="string">
            <text:list xml:id="list7301079137201610891" text:style-name="L18">
              <text:list-item>
                <text:p text:style-name="P55">O caso de uso inicia quando Cadastrador acessa a tela de Fornecedores.</text:p>
              </text:list-item>
              <text:list-item>
                <text:p text:style-name="P55">O Cadastrador seleciona o registro clicando no botão Histórico.</text:p>
              </text:list-item>
              <text:list-item>
                <text:p text:style-name="P55">Uma modal é aberta e a listagem de todas as alterações do registro <text:soft-page-break/>selecionado é exibida. 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luxo(s) Alternativo(s):</text:p>
          </table:table-cell>
          <table:table-cell table:style-name="Tabela9.B5" table:number-columns-spanned="3" office:value-type="string">
            <text:list xml:id="list39223676" text:continue-list="list8840451138092126228" text:style-name="L11">
              <text:list-item text:start-value="1">
                <text:p text:style-name="P65"><text:span text:style-name="T5">A qualquer momento antes de clicar em histórico, o Cadastrador</text:span> poderá fechar a tela. A tela do histórico não é exibida e o caso de uso termina.</text:p>
              </text:list-item>
            </text:list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Excessões:</text:p>
          </table:table-cell>
          <table:table-cell table:style-name="Tabela9.B5" table:number-columns-spanned="3" office:value-type="string">
            <text:p text:style-name="P21">-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Inclusões:</text:p>
          </table:table-cell>
          <table:table-cell table:style-name="Tabela9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Frequencia de Uso:</text:p>
          </table:table-cell>
          <table:table-cell table:style-name="Tabela9.B5" table:number-columns-spanned="3" office:value-type="string">
            <text:p text:style-name="P37">Sob demanda.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Requisitos Especiais:</text:p>
          </table:table-cell>
          <table:table-cell table:style-name="Tabela9.B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20">Pressupostos:</text:p>
          </table:table-cell>
          <table:table-cell table:style-name="Tabela9.B5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ela9.1">
          <table:table-cell table:style-name="Tabela9.A17" office:value-type="string">
            <text:p text:style-name="P20">Notas e Questões:</text:p>
          </table:table-cell>
          <table:table-cell table:style-name="Tabela9.B17" table:number-columns-spanned="3" office:value-type="string">
            <text:p text:style-name="P37"/>
            <text:p text:style-name="P37"/>
          </table:table-cell>
          <table:covered-table-cell/>
          <table:covered-table-cell/>
        </table:table-row>
      </table:table>
      <text:p text:style-name="P39"><text:bookmark-start text:name="__RefHeading__3064_803131758"/><text:bookmark-end text:name="__RefHeading__3064_803131758"/></text:p>
      <text:h text:style-name="Heading_20_1" text:outline-level="1" text:is-list-header="true"><text:bookmark-start text:name="__RefHeading__4042_636632479"/>Documento de Requisitos<text:bookmark-end text:name="__RefHeading__4042_636632479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3">Código</text:p>
          </table:table-cell>
          <table:table-cell table:style-name="Tabela6.B1" office:value-type="string">
            <text:p text:style-name="P43">Requisitos</text:p>
          </table:table-cell>
        </table:table-row>
        <table:table-row>
          <table:table-cell table:style-name="Tabela6.A2" office:value-type="string">
            <text:p text:style-name="P42">REQ001</text:p>
          </table:table-cell>
          <table:table-cell table:style-name="Tabela6.B2" office:value-type="string">
            <text:p text:style-name="P41">Validações na modal de cadastro/alteração/visualização:</text:p>
            <text:p text:style-name="P41"/>
            <text:list xml:id="list1688221179553397941" text:style-name="L19">
              <text:list-item>
                <text:p text:style-name="P57">Aba “Geral”</text:p>
                <text:list>
                  <text:list-item>
                    <text:p text:style-name="P57">Campo “Tipo Empresa”:</text:p>
                    <text:list>
                      <text:list-item>
                        <text:p text:style-name="P57">Obrigatório</text:p>
                      </text:list-item>
                      <text:list-item>
                        <text:p text:style-name="P57">Opções do campo:</text:p>
                        <text:list>
                          <text:list-item>
                            <text:p text:style-name="P57">Pessoa Física</text:p>
                          </text:list-item>
                          <text:list-item>
                            <text:p text:style-name="P57">Pessoa Jurídica</text:p>
                          </text:list-item>
                          <text:list-item>
                            <text:p text:style-name="P57">Oficial / Impostos</text:p>
                          </text:list-item>
                          <text:list-item>
                            <text:p text:style-name="P57">Conta de Consumo</text:p>
                          </text:list-item>
                          <text:list-item>
                            <text:p text:style-name="P57">Estrangeir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7">Campo radio “CPF / CNPJ”</text:p>
                    <text:list>
                      <text:list-item>
                        <text:p text:style-name="P57">Obrigatório</text:p>
                      </text:list-item>
                      <text:list-item>
                        <text:p text:style-name="P57">Mascara individual para cada seleção<text:line-break/>CNPJ: __.___.___/____-__<text:line-break/>CPF: ___.___.___-__</text:p>
                      </text:list-item>
                    </text:list>
                    <text:p text:style-name="P57"/>
                  </text:list-item>
                </text:list>
              </text:list-item>
              <text:list-item>
                <text:p text:style-name="P57">Aba Endereço</text:p>
                <text:list>
                  <text:list-item>
                    <text:p text:style-name="P57">Campo CEP:</text:p>
                    <text:list>
                      <text:list-item>
                        <text:p text:style-name="P57">Obrigatório</text:p>
                      </text:list-item>
                      <text:list-item>
                        <text:p text:style-name="P57">Mascara: _____-___</text:p>
                      </text:list-item>
                      <text:list-item>
                        <text:p text:style-name="P57">O botão Buscar deve fazer a busca do cep pelo webservice do correios e popular os dados de Município, Logradouro, Bairro, Estado e País automaticamente.</text:p>
                      </text:list-item>
                    </text:list>
                  </text:list-item>
                  <text:list-item>
                    <text:p text:style-name="P57">Campo Estado:</text:p>
                    <text:list>
                      <text:list-item>
                        <text:p text:style-name="P57">Obrigatório</text:p>
                      </text:list-item>
                      <text:list-item>
                        <text:p text:style-name="P57"><text:span text:style-name="T9">SelectBox</text:span> com <text:span text:style-name="T9">SearchEngine</text:span>.</text:p>
                      </text:list-item>
                    </text:list>
                  </text:list-item>
                  <text:list-item>
                    <text:p text:style-name="P57">Campo País:</text:p>
                    <text:list>
                      <text:list-item>
                        <text:p text:style-name="P57">Obrigatório</text:p>
                      </text:list-item>
                      <text:list-item>
                        <text:p text:style-name="P57"><text:span text:style-name="T9">SelectBox</text:span> com <text:span text:style-name="T9">SearchEngine</text:span>.</text:p>
                      </text:list-item>
                    </text:list>
                  </text:list-item>
                </text:list>
              </text:list-item>
              <text:list-item>
                <text:p text:style-name="P57">Aba Banco:</text:p>
                <text:list>
                  <text:list-item>
                    <text:p text:style-name="P57">Campo Banco:</text:p>
                    <text:list>
                      <text:list-item>
                        <text:p text:style-name="P58"><text:span text:style-name="T9">SelectBox</text:span> com <text:span text:style-name="T9">SearchEngine</text:span>.</text:p>
                      </text:list-item>
                    </text:list>
                  </text:list-item>
                  <text:list-item>
                    <text:p text:style-name="P58">Campo Agência</text:p>
                    <text:list>
                      <text:list-item>
                        <text:p text:style-name="P58">Maximo 10 caracteres (Normalmente 4, mas casos especiais como bancos internacionais podem ser mais caracteres)</text:p>
                      </text:list-item>
                    </text:list>
                  </text:list-item>
                  <text:list-item>
                    <text:p text:style-name="P58">Campo Número da Conta:</text:p>
                    <text:list>
                      <text:list-item>
                        <text:p text:style-name="P58">Maximo 20 caracteres (Normalmente 8, mas casos especiais como bancos internacionais podem ser mais caracteres)</text:p>
                      </text:list-item>
                    </text:list>
                  </text:list-item>
                  <text:list-item>
                    <text:p text:style-name="P58">O sistema deve possuir na listagem da grid um botão de exclusão de contas já adicionadas.</text:p>
                  </text:list-item>
                  <text:list-item>
                    <text:p text:style-name="P58">O sistema não deve permitir adicionar uma conta bancária na <text:span text:style-name="T10">grid</text:span> se houver alguma informação faltando.</text:p>
                    <text:p text:style-name="P57"/>
                  </text:list-item>
                </text:list>
              </text:list-item>
              <text:list-item>
                <text:p text:style-name="P57">Aba Retenções:</text:p>
                <text:list>
                  <text:list-item>
                    <text:p text:style-name="P57">Campo Cód:</text:p>
                    <text:list>
                      <text:list-item>
                        <text:p text:style-name="P57"><text:soft-page-break/>Bloqueado</text:p>
                      </text:list-item>
                    </text:list>
                  </text:list-item>
                  <text:list-item>
                    <text:p text:style-name="P57">Campo checkbox IRRF</text:p>
                    <text:list>
                      <text:list-item>
                        <text:p text:style-name="P57">Quando checado, o sistema deve habilitar o campo Cód e bloquear quando retirado o check.</text:p>
                      </text:list-item>
                    </text:list>
                  </text:list-item>
                </text:list>
              </text:list-item>
              <text:list-item>
                <text:p text:style-name="P57">Aba Serviços:</text:p>
                <text:list>
                  <text:list-item>
                    <text:p text:style-name="P57">Campo Serviços<text:bookmark-start text:name="__DdeLink__1548_512507127"/></text:p>
                    <text:list>
                      <text:list-item>
                        <text:p text:style-name="P57"><text:span text:style-name="T9">SelectBox</text:span> com <text:span text:style-name="T9">SearchEngine</text:span>.</text:p>
                      </text:list-item>
                      <text:list-item>
                        <text:p text:style-name="P57">Obrigatório.<text:bookmark-end text:name="__DdeLink__1548_512507127"/></text:p>
                      </text:list-item>
                    </text:list>
                  </text:list-item>
                  <text:list-item>
                    <text:p text:style-name="P57">Campo Praças Cadastradas</text:p>
                    <text:list>
                      <text:list-item>
                        <text:p text:style-name="P57"><text:span text:style-name="T9">SelectBox</text:span> com <text:span text:style-name="T9">SearchEngine</text:span>.</text:p>
                      </text:list-item>
                      <text:list-item>
                        <text:p text:style-name="P57">Obrigatória.</text:p>
                      </text:list-item>
                    </text:list>
                  </text:list-item>
                </text:list>
              </text:list-item>
              <text:list-item>
                <text:p text:style-name="P57">Aba Beneficiário:</text:p>
                <text:list>
                  <text:list-item>
                    <text:p text:style-name="P57">Campo Tipo:</text:p>
                    <text:list>
                      <text:list-item>
                        <text:p text:style-name="P57">Opções:</text:p>
                        <text:list>
                          <text:list-item>
                            <text:p text:style-name="P57">Pessoa Física</text:p>
                          </text:list-item>
                          <text:list-item>
                            <text:p text:style-name="P57">Pessoa Jurídica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7">Campo Telefone:</text:p>
                    <text:list>
                      <text:list-item>
                        <text:p text:style-name="P57">Mascara: (__) _.____-____<text:line-break/>Pode possuir o acréscimo do 9 ou não.</text:p>
                      </text:list-item>
                    </text:list>
                  </text:list-item>
                  <text:list-item>
                    <text:p text:style-name="P57">Campo Email</text:p>
                    <text:list>
                      <text:list-item>
                        <text:p text:style-name="P57">Validação e mascara de email: ___@___.___</text:p>
                      </text:list-item>
                    </text:list>
                  </text:list-item>
                </text:list>
              </text:list-item>
              <text:list-item>
                <text:p text:style-name="P57">Aba Contato</text:p>
                <text:list>
                  <text:list-item>
                    <text:p text:style-name="P57">Campo Tipo Telefone</text:p>
                    <text:list>
                      <text:list-item>
                        <text:p text:style-name="P57">Opções</text:p>
                        <text:list>
                          <text:list-item>
                            <text:p text:style-name="P57">Celular</text:p>
                          </text:list-item>
                          <text:list-item>
                            <text:p text:style-name="P57">Comercial</text:p>
                          </text:list-item>
                          <text:list-item>
                            <text:p text:style-name="P57">Residencia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7">Campo Telefone</text:p>
                    <text:list>
                      <text:list-item>
                        <text:p text:style-name="P57">Mascara: (__) _.____-____<text:line-break/>Pode possuir o acréscimo do 9 ou não.</text:p>
                      </text:list-item>
                    </text:list>
                  </text:list-item>
                  <text:list-item>
                    <text:p text:style-name="P57">Campo Email</text:p>
                    <text:list>
                      <text:list-item>
                        <text:p text:style-name="P57">Validação e mascara de email: ___@___.___</text:p>
                      </text:list-item>
                    </text:list>
                  </text:list-item>
                </text:list>
              </text:list-item>
              <text:list-item>
                <text:p text:style-name="P57">Aba Formas de Pagamento</text:p>
                <text:list>
                  <text:list-item>
                    <text:p text:style-name="P57">Campo Disponíveis</text:p>
                    <text:list>
                      <text:list-item>
                        <text:p text:style-name="P57">Listar todas as formas de pagamento possíveis cadastradas.</text:p>
                        <text:p text:style-name="P57"><text:line-break/></text:p>
                      </text:list-item>
                    </text:list>
                    <text:p text:style-name="P57"/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42">REQ002</text:p>
          </table:table-cell>
          <table:table-cell table:style-name="Tabela6.B2" office:value-type="string">
            <text:p text:style-name="P41">Validações no filtro:</text:p>
            <text:list xml:id="list39218061" text:continue-numbering="true" text:style-name="L19">
              <text:list-item>
                <text:p text:style-name="P57">Campo radio Razão Social/Nome Fantasia:</text:p>
                <text:list>
                  <text:list-item>
                    <text:p text:style-name="P57"><text:span text:style-name="T9">SelectBox</text:span> com <text:span text:style-name="T9">SearchEngine</text:span>.</text:p>
                  </text:list-item>
                  <text:list-item>
                    <text:p text:style-name="P57">O sistema deve habilitar a lista no <text:span text:style-name="T9">SelectBox</text:span> respectiva ao radio selecionado.</text:p>
                  </text:list-item>
                </text:list>
              </text:list-item>
              <text:list-item>
                <text:p text:style-name="P57">Campo Tipo Empresa:</text:p>
                <text:list>
                  <text:list-item>
                    <text:p text:style-name="P57">Opções:</text:p>
                    <text:list>
                      <text:list-item>
                        <text:p text:style-name="P57">Pessoa Física</text:p>
                      </text:list-item>
                      <text:list-item>
                        <text:p text:style-name="P57">Pessoa Jurídica</text:p>
                      </text:list-item>
                      <text:list-item>
                        <text:p text:style-name="P57">Oficial / Impostos</text:p>
                      </text:list-item>
                      <text:list-item>
                        <text:p text:style-name="P57">Conta de Consumo</text:p>
                      </text:list-item>
                      <text:list-item>
                        <text:p text:style-name="P57">Estrangeiro</text:p>
                      </text:list-item>
                    </text:list>
                  </text:list-item>
                </text:list>
              </text:list-item>
              <text:list-item>
                <text:p text:style-name="P57">Campo radio CPF / CNPJ:</text:p>
                <text:list>
                  <text:list-item>
                    <text:p text:style-name="P57"><text:span text:style-name="T9">SelectBox</text:span> com <text:span text:style-name="T9">SearchEngine</text:span>.</text:p>
                  </text:list-item>
                  <text:list-item>
                    <text:p text:style-name="P57">O sistema deve habilitar a lista no <text:span text:style-name="T9">SelectBox</text:span> respectiva ao radio selecionado.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42">REQ003</text:p>
          </table:table-cell>
          <table:table-cell table:style-name="Tabela6.B2" office:value-type="string">
            <text:p text:style-name="P41">O sistema deve aplicar o filtro apenas no campo configurado/desejado. Os campos do filtro que forem deixados em branco devem ser isentos da filtragem.</text:p>
          </table:table-cell>
        </table:table-row>
        <table:table-row>
          <table:table-cell table:style-name="Tabela6.A2" office:value-type="string">
            <text:p text:style-name="P42">REQ004</text:p>
          </table:table-cell>
          <table:table-cell table:style-name="Tabela6.B2" office:value-type="string">
            <text:p text:style-name="P41">O sistema deve contemplar um <text:span text:style-name="T9">status </text:span>para cada fornecedor. Podendo estar ativo ou bloqueado. Este <text:span text:style-name="T9">status</text:span> deve ser manipulado apenas por usuários com permissão. Na listagem da grid de filtros deverá ter os botões para bloquear e ativar.</text:p>
          </table:table-cell>
        </table:table-row>
        <table:table-row>
          <table:table-cell table:style-name="Tabela6.A2" office:value-type="string">
            <text:p text:style-name="P42">REQ005</text:p>
          </table:table-cell>
          <table:table-cell table:style-name="Tabela6.B2" office:value-type="string">
            <text:p text:style-name="P41">As formas de pagamento selecionadas deverão ser as formas à listar na tela de contas a pagar/receber. </text:p>
          </table:table-cell>
        </table:table-row>
        <table:table-row>
          <table:table-cell table:style-name="Tabela6.A2" office:value-type="string">
            <text:p text:style-name="P42"><text:bookmark-start text:name="__DdeLink__1726_512507127"/>REQ006<text:bookmark-end text:name="__DdeLink__1726_512507127"/></text:p>
          </table:table-cell>
          <table:table-cell table:style-name="Tabela6.B2" office:value-type="string">
            <text:p text:style-name="P41">Praças cadastradas são os locais onde o serviço do prestador tem cadastro com a prefeitura municipal. Uma vez marcada, o sistema não deve cobrar bitributação do fornecedor, exemplo:<text:line-break/><text:line-break/> O fornecedor é do Rio de Janeiro e vai prestar um serviço em São Paulo, se o serviço do fornecedor tiver cadastro na praça de São Paulo, o imposto só deve ser retido uma vez, que é no Rio de Janeiro. Caso contrário, <text:soft-page-break/>o imposto deve ser cobrado duas vezes, uma em são paulo e outra no rio de janeiro.</text:p>
          </table:table-cell>
        </table:table-row>
        <table:table-row>
          <table:table-cell table:style-name="Tabela6.A2" office:value-type="string">
            <text:p text:style-name="P42">REQ007</text:p>
          </table:table-cell>
          <table:table-cell table:style-name="Tabela6.B2" office:value-type="string">
            <text:p text:style-name="P41">“O prestador do serviço possui cadastro com a prefeitura local”</text:p>
          </table:table-cell>
        </table:table-row>
      </table:table>
      <text:p text:style-name="P25"/>
      <text:list xml:id="list4470262063408314601" text:style-name="WW8Num6">
        <text:list-header>
          <text:h text:style-name="P56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9</text:page-number></text:span><text:span text:style-name="MT1"><text:tab/></text:span><text:span text:style-name="MT1"><text:modification-date style:data-style-name="N106">3/26/2015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503</meta:editing-cycles>
    <meta:editing-duration>P8DT11H20M46S</meta:editing-duration>
    <meta:generator>OpenOffice/4.1.1$Win32 OpenOffice.org_project/411m6$Build-9775</meta:generator>
    <dc:date>2015-03-26T19:05:23.91</dc:date>
    <dc:creator>Naelson Matheus Junior</dc:creator>
    <meta:document-statistic meta:table-count="8" meta:image-count="0" meta:object-count="0" meta:page-count="11" meta:paragraph-count="360" meta:word-count="2233" meta:character-count="13334"/>
  </office:meta>
</office:document-meta>
</file>